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c5fc" officeooo:paragraph-rsid="0009c5fc"/>
    </style:style>
    <style:style style:name="P2" style:family="paragraph" style:parent-style-name="Standard">
      <style:text-properties officeooo:rsid="000a0224" officeooo:paragraph-rsid="000a0224"/>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solución propuesta se basa en una arquitectura cliente servidor, los datos de configuración del servidor se almacenan en una archivo <text:span text:style-name="T1">.json</text:span> y los datos de las respuestas del cliente en un archivo <text:span text:style-name="T1">.csv</text:span>.</text:p>
      <text:p text:style-name="P1"/>
      <text:p text:style-name="P1">Cada solicitud proveniente del lado del cliente se procesa en el servidor como un hilo nuevo. Una vez el cliente se ha registrado y autenticado, en el lado del cliente, se genera la cuenta regresiva correspondiente al tiempo que tiene el usuario para llenar el cuestionario, una vez expirado este tiempo, se almacenan los datos disponibles, se le muestra los resultados al cliente y se cierra la aplicación.</text:p>
      <text:p text:style-name="P1"/>
      <text:p text:style-name="P2">Del lado del cliente se tiene el menú principal con las distintas opciones, el único proceso que corre del lado del cliente es la cuenta regresiva para llenar el cuestionario, todo lo demás se procesa del lado del servidor.</text:p>
      <text:p text:style-name="P2"/>
      <text:p text:style-name="P2">En el servidor se procesan las opciones provenientes del cliente, el servidor envía una señal al cliente para que inicie la cuenta regresiva para llenar el formulario. Los datos del formulario son enviados del cliente al servidor y este los almac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11:49:31.462812403</meta:creation-date>
    <dc:date>2021-11-04T12:04:51.060473228</dc:date>
    <meta:editing-duration>PT15M25S</meta:editing-duration>
    <meta:editing-cycles>3</meta:editing-cycles>
    <meta:generator>LibreOffice/6.0.7.3$Linux_X86_64 LibreOffice_project/00m0$Build-3</meta:generator>
    <meta:document-statistic meta:table-count="0" meta:image-count="0" meta:object-count="0" meta:page-count="1" meta:paragraph-count="4" meta:word-count="182" meta:character-count="1083" meta:non-whitespace-character-count="905"/>
  </office:meta>
</office:document-meta>
</file>